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3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7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8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9" style:family="paragraph" style:parent-style-name="Standard">
      <style:text-properties fo:color="#0000ff" style:font-name="Times New Roman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3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4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25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2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8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9" style:family="paragraph" style:parent-style-name="Standard">
      <style:text-properties fo:font-weight="bold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6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7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fo:color="#ff3333" officeooo:rsid="003cd5b7"/>
    </style:style>
    <style:style style:name="T33" style:family="text">
      <style:text-properties officeooo:rsid="0052d5f0"/>
    </style:style>
    <style:style style:name="T34" style:family="text">
      <style:text-properties officeooo:rsid="00534428"/>
    </style:style>
    <style:style style:name="T35" style:family="text">
      <style:text-properties officeooo:rsid="003da89d"/>
    </style:style>
    <style:style style:name="T36" style:family="text">
      <style:text-properties officeooo:rsid="00412b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128683805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1286838058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128683805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128683805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128683805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1286838058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128683805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1286838058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128683805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9"><text:span text:style-name="T13">Sistemsko vreme (ako ima bilo kakve veze)</text:span>:</text:p>
          </table:table-cell>
          <table:table-cell table:style-name="Table1.D3" office:value-type="string">
            <text:p text:style-name="P8">16:30</text:p>
          </table:table-cell>
        </table:table-row>
        <table:table-row table:style-name="Table1.1">
          <table:table-cell table:style-name="Table1.A2" office:value-type="string">
            <text:p text:style-name="P29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9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<text:span text:style-name="T36">5 </text:span>REQ #1 </text:p>
          </table:table-cell>
        </table:table-row>
        <table:table-row table:style-name="Table1.1">
          <table:table-cell table:style-name="Table1.A2" office:value-type="string">
            <text:p text:style-name="P29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1">Administratori ne mogu dodeljivati više od 50% bodova na prijavama </text:p>
            <text:p text:style-name="P12">ispita koji se održavaju na zimu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Re<text:span text:style-name="T14">zultati</text:span>:</text:p>
          </table:table-cell>
          <table:table-cell table:style-name="Table1.B6" office:value-type="string">
            <text:p text:style-name="Standard"><field:fieldmark text:name="__Fieldmark__194_1286838058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2_128683805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9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3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7">REQ #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podešavanje</text:span>:</text:p>
          </table:table-cell>
          <table:table-cell table:style-name="Table1.B10" table:number-columns-spanned="3" office:value-type="string">
            <text:p text:style-name="P28">- Obezbediti funkcionalnost test baze podataka</text:p>
            <text:p text:style-name="P28">- Pozicionirati se u root direktorijum projekta koristeći terminal</text:p>
            <text:p text:style-name="P28">- <text:span text:style-name="T24">Pokrenuti aplikaciju koristeći komande "mvn" i "gulp"</text:span></text:p>
            <text:p text:style-name="P28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</text:span><text:soft-page-break/><text:span text:style-name="T16">zaustavljanje</text:span>:</text:p>
          </table:table-cell>
          <table:table-cell table:style-name="Table1.B11" table:number-columns-spanned="3" office:value-type="string">
            <text:p text:style-name="P13">- <text:span text:style-name="T25">Prekinuti rad programa iz terminala koristeći CTRL-C</text:span><text:soft-page-break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Hardware:</text:p>
          </table:table-cell>
          <table:table-cell table:style-name="Table1.B13" table:number-columns-spanned="3" office:value-type="string">
            <text:p text:style-name="P14">Minimalna zahtevana konfiguracija za izvođenje testiranja je:</text:p>
            <text:p text:style-name="P14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Software:</text:p>
          </table:table-cell>
          <table:table-cell table:style-name="Table1.B14" table:number-columns-spanned="3" office:value-type="string">
            <text:p text:style-name="P14">- Oracle VirtualBox 4.3.36_Ubuntur105129 ili veća</text:p>
            <text:p text:style-name="P14">Unutar slike VirtualBox-a:</text:p>
            <text:p text:style-name="P15">- Ubuntu GNU/Linux 14.04 LTS 64bit</text:p>
            <text:p text:style-name="P14">- OpenJDK Java 1.8 ili veća</text:p>
            <text:p text:style-name="P16">- <text:span text:style-name="T26">MySQL server 5.7.12 ili veća</text:span></text:p>
            <text:p text:style-name="P14">- Aapache Maven 3.0.5 ili veća</text:p>
            <text:p text:style-name="P14">- Node 5.10.1 ili veća</text:p>
            <text:p text:style-name="P14">- Gulp 3.9.1 ili veća</text:p>
            <text:p text:style-name="P17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7">Proceduralni zahtevi</text:span>:</text:p>
          </table:table-cell>
          <table:table-cell table:style-name="Table1.B15" table:number-columns-spanned="3" office:value-type="string">
            <text:p text:style-name="P18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8">Osobine i delovi</text:span>:</text:p>
          </table:table-cell>
          <table:table-cell table:style-name="Table1.B17" table:number-columns-spanned="3" office:value-type="string">
            <text:p text:style-name="P19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4">Specifikacija</text:p>
            <text:p text:style-name="P33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31">admin</text:span> i passwordom <text:span text:style-name="T31">admin</text:span>. </text:p>
            <text:p text:style-name="P21">Postoji ispitni rok sa nazivom “<text:span text:style-name="T31">z5</text:span>” <text:span text:style-name="T35">u trajanju 23.03</text:span>.<text:span text:style-name="T35">2017. - 25.03.2017. </text:span></text:p>
            <text:p text:style-name="P22">Postoji student sa indeksom <text:span text:style-name="T31">1</text:span>, <text:s/>imenom “s1” i prezimenom takođe “s1”</text:p>
            <text:p text:style-name="P23">Postoji nastavnik sa imenom "Kilo", prezimenom "Kilić" i zvanjem "Doktor"</text:p>
            <text:p text:style-name="P20"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9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3">U gornjem desnom uglu aplikacije odabrati “Account” karticu</text:span></text:p>
            <text:p text:style-name="P5">- <text:span text:style-name="T33">Iz menija koji se pojavi odabrati “Sign in”</text:span></text:p>
            <text:p text:style-name="P5">- <text:span text:style-name="T33">Na formi koja se pojavi za username uneti “admin”, za password takođe “admin”</text:span></text:p>
            <text:p text:style-name="P5">- <text:span text:style-name="T33">Pritisnuti dugme “Sign in”</text:span></text:p>
            <text:p text:style-name="P5">- <text:span text:style-name="T33">U gornjem desnom uglu odabrati karticu “Entities”</text:span></text:p>
            <text:p text:style-name="P5">- <text:span text:style-name="T33">Iz menija koji se pojavi odabrati “Ispitne prijave”</text:span></text:p>
            <text:p text:style-name="P5">- <text:span text:style-name="T33">Ispod natpisa “Ispitne Prijaves” pritisnuti dugme sa natpisom “Create new IspitnePrijave”</text:span></text:p>
            <text:p text:style-name="P19">- <text:span text:style-name="T33">U dijalogu koji se otvorio u polje “Teorija” uneti 26, u polje “Zadaci” 25, za polje “IspitniRok” odabrati “z5”, za polje “Student” odabrati “1 s1 s1”, za polje “Predmet” odabrati “p1”. </text:span></text:p>
            <text:p text:style-name="P5">- <text:span text:style-name="T34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1">Očekivani reziltati testa</text:span>:</text:p>
          </table:table-cell>
          <table:table-cell table:style-name="Table1.B20" table:number-columns-spanned="3" office:value-type="string">
            <text:p text:style-name="P24">Uspešnim izvršavanjem testa (pass) se smatra situacija kada nakon pritiska na dugme “Save” pojavi poruka o grešci sa sadržajem <text:span text:style-name="T31">da administratorima nije dozvoljeno dodeljivanje više od 50% bodova na prijavama ispita koji se održavaju na zimu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2">Specifikacija izlaza</text:span>:</text:p>
          </table:table-cell>
          <table:table-cell table:style-name="Table1.B22" table:number-columns-spanned="3" office:value-type="string">
            <text:p text:style-name="P25">Nakon izvršavanja testa se nije pojavilo obaveštenje o nastaloj grešci. Test je pao. Konstatuje se bug u softveru.</text:p>
            <text:p text:style-name="P36"/>
          </table:table-cell>
          <table:covered-table-cell/>
          <table:covered-table-cell/>
        </table:table-row>
      </table:table>
      <text:p text:style-name="P2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8:48:55.265147042</dc:date>
    <meta:editing-cycles>38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75" meta:word-count="495" meta:character-count="3273" meta:non-whitespace-character-count="2784"/>
  </office:meta>
</office:document-meta>
</file>